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5556in"/>
    </style:style>
    <style:style style:name="Table9.B" style:family="table-column">
      <style:table-column-properties style:column-width="2.1243in"/>
    </style:style>
    <style:style style:name="Table9.C" style:family="table-column">
      <style:table-column-properties style:column-width="4.2472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5556in"/>
    </style:style>
    <style:style style:name="Table8.B" style:family="table-column">
      <style:table-column-properties style:column-width="2.1243in"/>
    </style:style>
    <style:style style:name="Table8.C" style:family="table-column">
      <style:table-column-properties style:column-width="4.2472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2" style:family="table-row">
      <style:table-row-properties style:min-row-height="0.2938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356735" officeooo:paragraph-rsid="00356735" style:font-weight-asian="bold" style:font-weight-complex="bold"/>
    </style:style>
    <style:style style:name="P2" style:family="paragraph" style:parent-style-name="Standard">
      <style:text-properties fo:font-weight="bold" officeooo:rsid="00386ea0" officeooo:paragraph-rsid="00386ea0" style:font-weight-asian="bold" style:font-weight-complex="bold"/>
    </style:style>
    <style:style style:name="P3" style:family="paragraph" style:parent-style-name="Standard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officeooo:paragraph-rsid="004f0e6a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able_20_Contents">
      <style:text-properties officeooo:rsid="0039b489" officeooo:paragraph-rsid="004f0e6a"/>
    </style:style>
    <style:style style:name="P7" style:family="paragraph" style:parent-style-name="Table_20_Contents">
      <style:text-properties officeooo:rsid="003b0ead" officeooo:paragraph-rsid="004f0e6a"/>
    </style:style>
    <style:style style:name="P8" style:family="paragraph" style:parent-style-name="Table_20_Contents">
      <style:text-properties officeooo:rsid="004f0e6a" officeooo:paragraph-rsid="004f0e6a"/>
    </style:style>
    <style:style style:name="P9" style:family="paragraph" style:parent-style-name="Preformatted_20_Text">
      <style:text-properties fo:font-weight="bold" officeooo:rsid="00356735" officeooo:paragraph-rsid="00356735" style:font-weight-asian="bold" style:font-weight-complex="bold"/>
    </style:style>
    <style:style style:name="P10" style:family="paragraph" style:parent-style-name="Preformatted_20_Text">
      <style:text-properties fo:font-weight="bold" officeooo:rsid="00386ea0" officeooo:paragraph-rsid="00386ea0" style:font-weight-asian="bold" style:font-weight-complex="bold"/>
    </style:style>
    <style:style style:name="P11" style:family="paragraph" style:parent-style-name="Preformatted_20_Text">
      <style:text-properties officeooo:paragraph-rsid="004f0e6a"/>
    </style:style>
    <style:style style:name="P12" style:family="paragraph" style:parent-style-name="Standard">
      <style:text-properties fo:font-weight="bold" officeooo:rsid="00356735" officeooo:paragraph-rsid="00356735" style:font-weight-asian="bold" style:font-weight-complex="bold"/>
    </style:style>
    <style:style style:name="P13" style:family="paragraph" style:parent-style-name="Standard">
      <style:text-properties style:font-name="DejaVu Sans" fo:font-size="13pt" style:font-size-asian="13pt" style:font-size-complex="13pt"/>
    </style:style>
    <style:style style:name="P14" style:family="paragraph" style:parent-style-name="Standard">
      <style:text-properties style:font-name="DejaVu Sans" fo:font-size="13pt" officeooo:rsid="0059d0ab" officeooo:paragraph-rsid="0059d0ab" style:font-size-asian="13pt" style:font-size-complex="13pt"/>
    </style:style>
    <style:style style:name="P15" style:family="paragraph" style:parent-style-name="Standard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DejaVu Sans" fo:font-size="12pt" fo:font-weight="normal" officeooo:rsid="006037eb" officeooo:paragraph-rsid="006037eb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DejaVu Sans" fo:font-size="12pt" fo:font-weight="normal" officeooo:rsid="0063a5e4" officeooo:paragraph-rsid="0063a5e4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DejaVu Sans" fo:font-size="12pt" fo:font-weight="normal" officeooo:rsid="00671630" officeooo:paragraph-rsid="00671630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DejaVu Sans" fo:font-size="12pt" fo:font-weight="normal" officeooo:rsid="00671630" officeooo:paragraph-rsid="006f1b69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DejaVu Sans" fo:font-size="12pt" fo:font-weight="normal" officeooo:rsid="00671630" officeooo:paragraph-rsid="006f544b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DejaVu Sans" fo:font-size="12pt" fo:font-weight="normal" officeooo:rsid="006820fa" officeooo:paragraph-rsid="006820f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DejaVu Sans" fo:font-size="12pt" fo:font-weight="normal" officeooo:rsid="00685369" officeooo:paragraph-rsid="00685369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DejaVu Sans" fo:font-size="12pt" fo:font-weight="normal" officeooo:rsid="006c25d9" officeooo:paragraph-rsid="006c25d9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DejaVu Sans" fo:font-size="12pt" fo:font-weight="normal" officeooo:rsid="006e212d" officeooo:paragraph-rsid="006e212d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DejaVu Sans" fo:font-size="12pt" fo:font-weight="normal" officeooo:rsid="006f544b" officeooo:paragraph-rsid="006f544b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DejaVu Sans" fo:font-size="12pt" style:font-size-asian="12pt" style:font-size-complex="12pt"/>
    </style:style>
    <style:style style:name="P28" style:family="paragraph" style:parent-style-name="Standard">
      <style:text-properties style:font-name="DejaVu Sans" fo:font-size="12pt" officeooo:rsid="0059d0ab" officeooo:paragraph-rsid="0059d0ab" style:font-size-asian="12pt" style:font-size-complex="12pt"/>
    </style:style>
    <style:style style:name="P29" style:family="paragraph" style:parent-style-name="Standard">
      <style:text-properties style:font-name="DejaVu Sans" fo:font-size="12pt" fo:font-weight="bold" officeooo:rsid="00671630" officeooo:paragraph-rsid="006f544b" style:font-size-asian="12pt" style:font-weight-asian="bold" style:font-size-complex="12pt" style:font-weight-complex="bold"/>
    </style:style>
    <style:style style:name="P30" style:family="paragraph" style:parent-style-name="Text_20_body">
      <style:text-properties officeooo:paragraph-rsid="005e4a1f"/>
    </style:style>
    <style:style style:name="P31" style:family="paragraph" style:parent-style-name="Text_20_body">
      <style:text-properties officeooo:paragraph-rsid="00714984"/>
    </style:style>
    <style:style style:name="P32" style:family="paragraph" style:parent-style-name="Heading_20_2">
      <style:text-properties officeooo:paragraph-rsid="0058eeaf"/>
    </style:style>
    <style:style style:name="P33" style:family="paragraph" style:parent-style-name="Heading_20_2">
      <style:text-properties fo:font-weight="bold" officeooo:rsid="00356735" officeooo:paragraph-rsid="0059d0ab" style:font-weight-asian="bold" style:font-weight-complex="bold"/>
    </style:style>
    <style:style style:name="P34" style:family="paragraph" style:parent-style-name="Heading_20_2">
      <style:text-properties fo:font-weight="bold" officeooo:rsid="00322011" officeooo:paragraph-rsid="005e4a1f" style:font-weight-asian="bold" style:font-weight-complex="bold"/>
    </style:style>
    <style:style style:name="P35" style:family="paragraph" style:parent-style-name="Heading_20_2">
      <style:text-properties style:font-name="DejaVu Sans" fo:font-size="13pt" fo:font-weight="bold" officeooo:rsid="00356735" officeooo:paragraph-rsid="0059d0ab" style:font-size-asian="13pt" style:font-weight-asian="bold" style:font-size-complex="13pt" style:font-weight-complex="bold"/>
    </style:style>
    <style:style style:name="P36" style:family="paragraph" style:parent-style-name="Heading_20_3">
      <style:text-properties style:font-name="DejaVu Sans" fo:font-size="13pt" fo:font-weight="normal" officeooo:rsid="004f040a" style:font-size-asian="13pt" style:font-weight-asian="normal" style:font-size-complex="13pt" style:font-weight-complex="normal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6735" style:font-weight-asian="bold" style:font-weight-complex="bold"/>
    </style:style>
    <style:style style:name="T3" style:family="text">
      <style:text-properties fo:font-weight="bold" officeooo:rsid="00386ea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56735" style:font-weight-asian="normal" style:font-weight-complex="normal"/>
    </style:style>
    <style:style style:name="T6" style:family="text">
      <style:text-properties officeooo:rsid="003b0ead"/>
    </style:style>
    <style:style style:name="T7" style:family="text">
      <style:text-properties officeooo:rsid="0059d0ab"/>
    </style:style>
    <style:style style:name="T8" style:family="text">
      <style:text-properties style:font-name="DejaVu Sans" fo:font-size="13pt" officeooo:rsid="0059d0ab" style:font-size-asian="13pt" style:font-size-complex="13pt"/>
    </style:style>
    <style:style style:name="T9" style:family="text">
      <style:text-properties style:font-name="DejaVu Sans" fo:font-size="12pt" fo:font-weight="normal" officeooo:rsid="00671630" style:font-size-asian="12pt" style:font-weight-asian="normal" style:font-size-complex="12pt" style:font-weight-complex="normal"/>
    </style:style>
    <style:style style:name="T10" style:family="text">
      <style:text-properties officeooo:rsid="005bbf9a"/>
    </style:style>
    <style:style style:name="T11" style:family="text">
      <style:text-properties officeooo:rsid="005ce798"/>
    </style:style>
    <style:style style:name="T12" style:family="text">
      <style:text-properties officeooo:rsid="00356735"/>
    </style:style>
    <style:style style:name="T13" style:family="text">
      <style:text-properties officeooo:rsid="005e4a1f"/>
    </style:style>
    <style:style style:name="T14" style:family="text">
      <style:text-properties officeooo:rsid="005e7cd8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63a5e4"/>
    </style:style>
    <style:style style:name="T17" style:family="text">
      <style:text-properties officeooo:rsid="00671630"/>
    </style:style>
    <style:style style:name="T18" style:family="text">
      <style:text-properties officeooo:rsid="006f544b"/>
    </style:style>
    <style:style style:name="T19" style:family="text">
      <style:text-properties officeooo:rsid="0071573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4216_513827459" text:style-name="Index_20_Link" text:visited-style-name="Index_20_Link">XILINX VIDEO SUB SYSTEM<text:tab/>2</text:a></text:p>
          <text:p text:style-name="P38"><text:a xlink:type="simple" xlink:href="#__RefHeading__4218_513827459" text:style-name="Index_20_Link" text:visited-style-name="Index_20_Link">Step 1: Driver PATH<text:tab/>2</text:a></text:p>
          <text:p text:style-name="P38"><text:a xlink:type="simple" xlink:href="#__RefHeading__629_1832054034" text:style-name="Index_20_Link" text:visited-style-name="Index_20_Link">Step 2: struct platform_driver : xvip_composite_driver<text:tab/>2</text:a></text:p>
          <text:p text:style-name="P38"><text:a xlink:type="simple" xlink:href="#__RefHeading__631_1832054034" text:style-name="Index_20_Link" text:visited-style-name="Index_20_Link">Step 3: probe: xvip_composite_probe<text:tab/>3</text:a></text:p>
          <text:p text:style-name="P38"><text:a xlink:type="simple" xlink:href="#__RefHeading__4208_513827459" text:style-name="Index_20_Link" text:visited-style-name="Index_20_Link">Step 4: xvip_composite_v4l2_init : v4l2_device_register<text:tab/>3</text:a></text:p>
          <text:p text:style-name="P38"><text:a xlink:type="simple" xlink:href="#__RefHeading__4210_513827459" text:style-name="Index_20_Link" text:visited-style-name="Index_20_Link">step 5: xvip_dma_init : video_register_device<text:tab/>4</text:a></text:p>
          <text:p text:style-name="P38"><text:a xlink:type="simple" xlink:href="#__RefHeading__4212_513827459" text:style-name="Index_20_Link" text:visited-style-name="Index_20_Link">step 6: v4l2_async_notifier_register<text:tab/>5</text:a></text:p>
          <text:p text:style-name="P38"><text:a xlink:type="simple" xlink:href="#__RefHeading__4214_513827459" text:style-name="Index_20_Link" text:visited-style-name="Index_20_Link">step 7: v4l2_file_operations : v4l2_ioctl_ops<text:tab/>6</text:a></text:p>
          <text:p text:style-name="P38"><text:a xlink:type="simple" xlink:href="#__RefHeading__634_1832054034" text:style-name="Index_20_Link" text:visited-style-name="Index_20_Link">step 8: v4l2_queue<text:tab/>7</text:a></text:p>
          <text:p text:style-name="P37"><text:a xlink:type="simple" xlink:href="#__RefHeading__636_1832054034" text:style-name="Index_20_Link" text:visited-style-name="Index_20_Link">SUB DEV : SDI RX SYSTEM<text:tab/>7</text:a></text:p>
          <text:p text:style-name="P38"><text:a xlink:type="simple" xlink:href="#__RefHeading__639_1832054034" text:style-name="Index_20_Link" text:visited-style-name="Index_20_Link">Step 1: struct platform_driver xsdirxss_driver<text:tab/>7</text:a></text:p>
          <text:p text:style-name="P38"><text:a xlink:type="simple" xlink:href="#__RefHeading__645_1832054034" text:style-name="Index_20_Link" text:visited-style-name="Index_20_Link">Step 2: xsdirxss_probe<text:tab/>8</text:a></text:p>
          <text:p text:style-name="P38"><text:a xlink:type="simple" xlink:href="#__RefHeading__647_1832054034" text:style-name="Index_20_Link" text:visited-style-name="Index_20_Link">Step 3: struct v4l2_subdev_ops xsdirxss_ops<text:tab/>10</text:a></text:p>
        </text:index-body>
      </text:table-of-content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36" text:outline-level="3"/>
      <text:p text:style-name="P3"/>
      <text:p text:style-name="P3"/>
      <text:p text:style-name="P3"/>
      <text:p text:style-name="P3"/>
      <text:h text:style-name="Heading_20_1" text:outline-level="1"><text:bookmark-start text:name="__RefHeading__3195_1662652624"/><text:bookmark-end text:name="__RefHeading__3195_1662652624"/></text:h>
      <text:p text:style-name="Text_20_body"/>
      <text:p text:style-name="Text_20_body"/>
      <text:p text:style-name="P4"/>
      <text:p text:style-name="Text_20_body"/>
      <text:p text:style-name="Text_20_body"/>
      <text:p text:style-name="P11"/>
      <text:p text:style-name="P11"><text:soft-page-break/></text:p>
      <text:h text:style-name="Heading_20_1" text:outline-level="1"><text:bookmark-start text:name="__RefHeading__4216_513827459"/>XILINX VIDEO SUB SYSTEM<text:bookmark-end text:name="__RefHeading__4216_513827459"/></text:h>
      <text:p text:style-name="Text_20_body"/>
      <text:h text:style-name="Heading_20_2" text:outline-level="2"><text:bookmark-start text:name="__RefHeading__4218_513827459"/>Step 1: Driver PATH<text:bookmark-end text:name="__RefHeading__4218_513827459"/>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">1</text:p>
          </table:table-cell>
          <table:table-cell table:style-name="Table9.A1" office:value-type="string">
            <text:p text:style-name="P6">Xilinx Video Capture Driver PATH</text:p>
          </table:table-cell>
          <table:table-cell table:style-name="Table9.C1" office:value-type="string">
            <text:p text:style-name="P6">drivers/media/platform/xilinx/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">2</text:p>
          </table:table-cell>
          <table:table-cell table:style-name="Table8.A1" office:value-type="string">
            <text:p text:style-name="P6">Xilinx Video Capture Driver <text:span text:style-name="T6">Files</text:span></text:p>
          </table:table-cell>
          <table:table-cell table:style-name="Table8.C1" office:value-type="string">
            <text:p text:style-name="P7">xilinx-video-objs += xilinx-dma.o xilinx-vip.o xilinx-vipp.o </text:p>
            <text:p text:style-name="P7">obj-$(<text:span text:style-name="T1">CONFIG_VIDEO_XILINX</text:span>) += xilinx-video.o </text:p>
            <text:p text:style-name="P7"/>
          </table:table-cell>
        </table:table-row>
        <table:table-row table:style-name="Table8.2">
          <table:table-cell table:style-name="Table8.A2" office:value-type="string">
            <text:p text:style-name="P8">3</text:p>
          </table:table-cell>
          <table:table-cell table:style-name="Table8.A2" office:value-type="string">
            <text:p text:style-name="P7">SDI RX Driver</text:p>
          </table:table-cell>
          <table:table-cell table:style-name="Table8.C2" office:value-type="string">
            <text:p text:style-name="P7">obj-$(<text:span text:style-name="T1">CONFIG_VIDEO_XILINX_SDIRXSS</text:span>) += xilinx-sdirxss.o</text:p>
          </table:table-cell>
        </table:table-row>
        <table:table-row table:style-name="Table8.2">
          <table:table-cell table:style-name="Table8.A2" office:value-type="string">
            <text:p text:style-name="P8">4</text:p>
          </table:table-cell>
          <table:table-cell table:style-name="Table8.A2" office:value-type="string">
            <text:p text:style-name="P7">Xilinx FRM BUFFER</text:p>
          </table:table-cell>
          <table:table-cell table:style-name="Table8.C2" office:value-type="string">
            <text:p text:style-name="P7">obj-$(<text:span text:style-name="T1">CONFIG_XILINX_FRMBUF</text:span>) += xilinx_frmbuf.o</text:p>
          </table:table-cell>
        </table:table-row>
      </table:table>
      <text:p text:style-name="P4"/>
      <text:p text:style-name="P4"/>
      <text:p text:style-name="P1"/>
      <text:h text:style-name="P33" text:outline-level="2"><text:bookmark-start text:name="__RefHeading__629_1832054034"/>Step <text:span text:style-name="T7">2: </text:span><text:span text:style-name="T8">struct platform_driver : xvip_composite_driver</text:span><text:bookmark-end text:name="__RefHeading__629_1832054034"/></text:h>
      <text:p text:style-name="P1"/>
      <text:p text:style-name="P13">static const struct of_device_id xvip_composite_of_id_table[] = {</text:p>
      <text:p text:style-name="P13"><text:s text:c="8"/>{ .compatible = "xlnx,video" },</text:p>
      <text:p text:style-name="P13"><text:s text:c="8"/>{ }</text:p>
      <text:p text:style-name="P13">};</text:p>
      <text:p text:style-name="P13">MODULE_DEVICE_TABLE(of, xvip_composite_of_id_table);</text:p>
      <text:p text:style-name="P13"></text:p>
      <text:p text:style-name="P13"><text:span text:style-name="T1">static struct platform_driver xvip_composite_driver </text:span>= {</text:p>
      <text:p text:style-name="P13"><text:s text:c="8"/>.driver = {</text:p>
      <text:p text:style-name="P13"><text:s text:c="16"/>.name = "xilinx-video",</text:p>
      <text:p text:style-name="P13"><text:s text:c="16"/>.of_match_table = xvip_composite_of_id_table,</text:p>
      <text:p text:style-name="P13"><text:s text:c="8"/>},</text:p>
      <text:p text:style-name="P13"><text:s text:c="8"/>.probe = xvip_composite_probe,</text:p>
      <text:p text:style-name="P13"><text:s text:c="8"/>.remove = xvip_composite_remove,</text:p>
      <text:p text:style-name="P13">};</text:p>
      <text:p text:style-name="P13"></text:p>
      <text:p text:style-name="P13">module_platform_driver(xvip_composite_driver);</text:p>
      <text:p text:style-name="P13"/>
      <text:p text:style-name="P13"/>
      <text:h text:style-name="P35" text:outline-level="2"><text:bookmark-start text:name="__RefHeading__631_1832054034"/>Step <text:span text:style-name="T10">3: probe: xvip_composite_probe</text:span><text:bookmark-end text:name="__RefHeading__631_1832054034"/></text:h>
      <text:p text:style-name="P13"/>
      <text:p text:style-name="P14"><text:span text:style-name="T1">static int xvip_composite_probe</text:span>(struct platform_device *pdev)</text:p>
      <text:p text:style-name="P14"><text:soft-page-break/>{</text:p>
      <text:p text:style-name="P14"><text:s text:c="8"/><text:span text:style-name="T15">struct xvip_composite_device *xdev;</text:span></text:p>
      <text:p text:style-name="P28"><text:s text:c="8"/>int ret;</text:p>
      <text:p text:style-name="P28"></text:p>
      <text:p text:style-name="P28"><text:s text:c="8"/>xdev = devm_kzalloc(&amp;pdev-&gt;dev, sizeof(*xdev), GFP_KERNEL);</text:p>
      <text:p text:style-name="P28"><text:s text:c="8"/>if (!xdev)</text:p>
      <text:p text:style-name="P28"><text:s text:c="16"/>return -ENOMEM;</text:p>
      <text:p text:style-name="P28"></text:p>
      <text:p text:style-name="P28"><text:s text:c="8"/>xdev-&gt;dev = &amp;pdev-&gt;dev;</text:p>
      <text:p text:style-name="P28"><text:s text:c="8"/>mutex_init(&amp;xdev-&gt;lock);</text:p>
      <text:p text:style-name="P28"><text:s text:c="8"/>INIT_LIST_HEAD(&amp;xdev-&gt;entities);</text:p>
      <text:p text:style-name="P28"><text:s text:c="8"/>INIT_LIST_HEAD(&amp;xdev-&gt;dmas);</text:p>
      <text:p text:style-name="P28"></text:p>
      <text:p text:style-name="P28"><text:s text:c="8"/>ret = <text:span text:style-name="T1">xvip_composite_v4l2_init</text:span>(xdev);</text:p>
      <text:p text:style-name="P28"><text:s text:c="8"/>if (ret &lt; 0)</text:p>
      <text:p text:style-name="P28"><text:s text:c="16"/>return ret;</text:p>
      <text:p text:style-name="P14"></text:p>
      <text:p text:style-name="P28"><text:s text:c="8"/>ret = <text:span text:style-name="T1">xvip_graph_init</text:span>(xdev);</text:p>
      <text:p text:style-name="P28"><text:s text:c="8"/>if (ret &lt; 0)</text:p>
      <text:p text:style-name="P28"><text:s text:c="16"/>goto error;</text:p>
      <text:p text:style-name="P28"></text:p>
      <text:p text:style-name="P28"><text:s text:c="8"/>platform_set_drvdata(pdev, xdev);</text:p>
      <text:p text:style-name="P28"></text:p>
      <text:p text:style-name="P28"><text:s text:c="8"/>dev_info(xdev-&gt;dev, "device registered\n");</text:p>
      <text:p text:style-name="P28"></text:p>
      <text:p text:style-name="P28"><text:s text:c="8"/>return 0;</text:p>
      <text:p text:style-name="P28"></text:p>
      <text:p text:style-name="P28">error:</text:p>
      <text:p text:style-name="P28"><text:s text:c="8"/>xvip_composite_v4l2_cleanup(xdev);</text:p>
      <text:p text:style-name="P28"><text:s text:c="8"/>return ret;</text:p>
      <text:p text:style-name="P28">}</text:p>
      <text:p text:style-name="P14"/>
      <text:h text:style-name="P32" text:outline-level="2"><text:bookmark-start text:name="__RefHeading__4208_513827459"/>Step <text:span text:style-name="T10">4</text:span>: <text:span text:style-name="T3">xvip_composite_v4l2_init : <text:s/>v4l2_device_register</text:span><text:bookmark-end text:name="__RefHeading__4208_513827459"/></text:h>
      <text:p text:style-name="P2"/>
      <text:p text:style-name="P10">static int xvip_composite_v4l2_init(struct xvip_composite_device *xdev)</text:p>
      <text:p text:style-name="Preformatted_20_Text">{</text:p>
      <text:p text:style-name="Preformatted_20_Text"><text:s text:c="8"/>int ret;</text:p>
      <text:p text:style-name="Preformatted_20_Text"/>
      <text:p text:style-name="Preformatted_20_Text"><text:s text:c="8"/>xdev-&gt;media_dev.dev = xdev-&gt;dev;</text:p>
      <text:p text:style-name="Preformatted_20_Text"><text:s text:c="8"/>strlcpy(xdev-&gt;media_dev.model, "Xilinx Video Composite Device",</text:p>
      <text:p text:style-name="Preformatted_20_Text"><text:s text:c="16"/>sizeof(xdev-&gt;media_dev.model));</text:p>
      <text:p text:style-name="Preformatted_20_Text"><text:s text:c="8"/>xdev-&gt;media_dev.hw_revision = 0;</text:p>
      <text:p text:style-name="Preformatted_20_Text"/>
      <text:p text:style-name="Preformatted_20_Text"><text:s text:c="8"/><text:span text:style-name="T1">media_device_ini</text:span>t(&amp;xdev-&gt;media_dev);</text:p>
      <text:p text:style-name="Preformatted_20_Text"/>
      <text:p text:style-name="Preformatted_20_Text"><text:s text:c="8"/>xdev-&gt;v4l2_dev.mdev = &amp;xdev-&gt;media_dev;</text:p>
      <text:p text:style-name="Preformatted_20_Text"><text:s text:c="8"/>ret = <text:span text:style-name="T1">v4l2_device_register</text:span>(xdev-&gt;dev, &amp;xdev-&gt;v4l2_dev);</text:p>
      <text:p text:style-name="Preformatted_20_Text"><text:s text:c="8"/>if (ret &lt; 0) {</text:p>
      <text:p text:style-name="Preformatted_20_Text"><text:s text:c="16"/>dev_err(xdev-&gt;dev, "V4L2 device registration failed (%d)\n",</text:p>
      <text:p text:style-name="Preformatted_20_Text"><text:soft-page-break/><text:s text:c="24"/>ret);</text:p>
      <text:p text:style-name="Preformatted_20_Text"><text:s text:c="16"/>media_device_cleanup(&amp;xdev-&gt;media_dev);</text:p>
      <text:p text:style-name="Preformatted_20_Text"><text:s text:c="16"/>return ret;</text:p>
      <text:p text:style-name="Preformatted_20_Text"><text:s text:c="8"/>}</text:p>
      <text:p text:style-name="Preformatted_20_Text"/>
      <text:p text:style-name="Preformatted_20_Text"><text:s text:c="8"/>return 0;</text:p>
      <text:p text:style-name="P5">}</text:p>
      <text:h text:style-name="P32" text:outline-level="2"><text:bookmark-start text:name="__RefHeading__4210_513827459"/>step <text:span text:style-name="T10">5</text:span>: <text:span text:style-name="T3">xvip_dma_init : <text:s/></text:span><text:span text:style-name="T2">video_register_device</text:span><text:bookmark-end text:name="__RefHeading__4210_513827459"/></text:h>
      <text:p text:style-name="P10">int xvip_dma_init(struct xvip_composite_device *xdev, struct xvip_dma *dma,</text:p>
      <text:p text:style-name="P5"><text:s text:c="18"/>enum v4l2_buf_type type, unsigned int port)</text:p>
      <text:p text:style-name="P2"/>
      <text:p text:style-name="P1"/>
      <text:p text:style-name="P9"><text:s text:c="8"/>/* ... and the video node... */</text:p>
      <text:p text:style-name="Preformatted_20_Text"><text:s text:c="8"/>dma-&gt;video.fops = <text:span text:style-name="T1">&amp;xvip_dma_fops;</text:span></text:p>
      <text:p text:style-name="Preformatted_20_Text"><text:s text:c="8"/>dma-&gt;video.v4l2_dev = &amp;xdev-&gt;v4l2_dev;</text:p>
      <text:p text:style-name="Preformatted_20_Text"><text:s text:c="8"/>dma-&gt;video.queue = &amp;dma-&gt;queue;</text:p>
      <text:p text:style-name="Preformatted_20_Text"><text:s text:c="8"/>snprintf(dma-&gt;video.name, sizeof(dma-&gt;video.name), "%s %s %u",</text:p>
      <text:p text:style-name="Preformatted_20_Text"><text:s text:c="17"/>xdev-&gt;dev-&gt;of_node-&gt;name,</text:p>
      <text:p text:style-name="Preformatted_20_Text"><text:s text:c="17"/>(type == V4L2_BUF_TYPE_VIDEO_CAPTURE ||</text:p>
      <text:p text:style-name="Preformatted_20_Text"><text:s text:c="18"/>type == V4L2_BUF_TYPE_VIDEO_CAPTURE_MPLANE)</text:p>
      <text:p text:style-name="Preformatted_20_Text"><text:s text:c="40"/>? "output" : "input",</text:p>
      <text:p text:style-name="Preformatted_20_Text"><text:s text:c="17"/>port);</text:p>
      <text:p text:style-name="Preformatted_20_Text"/>
      <text:p text:style-name="Preformatted_20_Text"><text:s text:c="8"/>dma-&gt;video.vfl_type = VFL_TYPE_GRABBER;</text:p>
      <text:p text:style-name="Preformatted_20_Text"><text:s text:c="8"/>if (type == V4L2_BUF_TYPE_VIDEO_CAPTURE ||</text:p>
      <text:p text:style-name="Preformatted_20_Text"><text:s text:c="12"/>type == V4L2_BUF_TYPE_VIDEO_CAPTURE_MPLANE)</text:p>
      <text:p text:style-name="Preformatted_20_Text"><text:s text:c="16"/>dma-&gt;video.vfl_dir = VFL_DIR_RX;</text:p>
      <text:p text:style-name="Preformatted_20_Text"><text:s text:c="8"/>else</text:p>
      <text:p text:style-name="Preformatted_20_Text"><text:s text:c="16"/>dma-&gt;video.vfl_dir = VFL_DIR_TX;</text:p>
      <text:p text:style-name="Preformatted_20_Text"/>
      <text:p text:style-name="Preformatted_20_Text"><text:s text:c="8"/>dma-&gt;video.release = <text:span text:style-name="T1">video_device_release_empty;</text:span></text:p>
      <text:p text:style-name="Preformatted_20_Text"><text:s text:c="8"/>dma-&gt;video.ioctl_ops = <text:span text:style-name="T1">&amp;xvip_dma_ioctl_ops;</text:span></text:p>
      <text:p text:style-name="Preformatted_20_Text"><text:s text:c="8"/>dma-&gt;video.lock = &amp;dma-&gt;lock;</text:p>
      <text:p text:style-name="Preformatted_20_Text"/>
      <text:p text:style-name="P5"><text:s text:c="8"/>video_set_drvdata(&amp;dma-&gt;video, dma);</text:p>
      <text:p text:style-name="P9"><text:s text:c="8"/>ret = video_register_device(&amp;dma-&gt;video, VFL_TYPE_GRABBER, -1);</text:p>
      <text:p text:style-name="Preformatted_20_Text"><text:s text:c="8"/>if (ret &lt; 0) {</text:p>
      <text:p text:style-name="Preformatted_20_Text"><text:s text:c="16"/>dev_err(dma-&gt;xdev-&gt;dev, "failed to register video device\n");</text:p>
      <text:p text:style-name="Preformatted_20_Text"><text:s text:c="16"/>goto error;</text:p>
      <text:p text:style-name="Preformatted_20_Text"><text:s text:c="8"/>}</text:p>
      <text:p text:style-name="Preformatted_20_Text"/>
      <text:p text:style-name="P5"><text:s text:c="8"/>return 0;</text:p>
      <text:h text:style-name="P32" text:outline-level="2"><text:bookmark-start text:name="__RefHeading__4212_513827459"/>step <text:span text:style-name="T11">6</text:span>: <text:span text:style-name="T1">v4l2_async_notifier_register</text:span><text:bookmark-end text:name="__RefHeading__4212_513827459"/></text:h>
      <text:p text:style-name="P2"/>
      <text:p text:style-name="P10">static int xvip_graph_notify_complete(struct v4l2_async_notifier *notifier)</text:p>
      <text:p text:style-name="Preformatted_20_Text">{</text:p>
      <text:p text:style-name="Preformatted_20_Text"><text:s text:c="8"/>struct xvip_composite_device *xdev =</text:p>
      <text:p text:style-name="Preformatted_20_Text"><text:s text:c="16"/>container_of(notifier, struct xvip_composite_device, notifier);</text:p>
      <text:p text:style-name="Preformatted_20_Text"><text:s text:c="8"/>struct xvip_graph_entity *entity;</text:p>
      <text:p text:style-name="Preformatted_20_Text"><text:s text:c="8"/>int ret;</text:p>
      <text:p text:style-name="Preformatted_20_Text"><text:soft-page-break/></text:p>
      <text:p text:style-name="Preformatted_20_Text"><text:s text:c="8"/>dev_dbg(xdev-&gt;dev, "notify complete, all subdevs registered\n");</text:p>
      <text:p text:style-name="Preformatted_20_Text"/>
      <text:p text:style-name="Preformatted_20_Text"><text:s text:c="8"/>/* Create links for every entity. */</text:p>
      <text:p text:style-name="Preformatted_20_Text"><text:s text:c="8"/>list_for_each_entry(entity, &amp;xdev-&gt;entities, list) {</text:p>
      <text:p text:style-name="Preformatted_20_Text"><text:s text:c="16"/>ret = xvip_graph_build_one(xdev, entity);</text:p>
      <text:p text:style-name="Preformatted_20_Text"><text:s text:c="16"/>if (ret &lt; 0)</text:p>
      <text:p text:style-name="Preformatted_20_Text"><text:s text:c="24"/>return ret;</text:p>
      <text:p text:style-name="Preformatted_20_Text"><text:s text:c="8"/>}</text:p>
      <text:p text:style-name="Preformatted_20_Text"/>
      <text:p text:style-name="Preformatted_20_Text"><text:s text:c="8"/>/* Create links for DMA channels. */</text:p>
      <text:p text:style-name="Preformatted_20_Text"><text:s text:c="8"/>ret = xvip_graph_build_dma(xdev);</text:p>
      <text:p text:style-name="Preformatted_20_Text"><text:s text:c="8"/>if (ret &lt; 0)</text:p>
      <text:p text:style-name="Preformatted_20_Text"><text:s text:c="16"/>return ret;</text:p>
      <text:p text:style-name="Preformatted_20_Text"/>
      <text:p text:style-name="Preformatted_20_Text"><text:s text:c="8"/>ret = <text:span text:style-name="T1">v4l2_device_register_subdev_nodes</text:span>(&amp;xdev-&gt;v4l2_dev);</text:p>
      <text:p text:style-name="Preformatted_20_Text"><text:s text:c="8"/>if (ret &lt; 0)</text:p>
      <text:p text:style-name="Preformatted_20_Text"><text:s text:c="16"/>dev_err(xdev-&gt;dev, "failed to register subdev nodes\n");</text:p>
      <text:p text:style-name="Preformatted_20_Text"/>
      <text:p text:style-name="Preformatted_20_Text"><text:s text:c="8"/>return <text:span text:style-name="T1">media_device_register</text:span>(&amp;xdev-&gt;media_dev);</text:p>
      <text:p text:style-name="Preformatted_20_Text">}</text:p>
      <text:p text:style-name="Preformatted_20_Text"/>
      <text:p text:style-name="Preformatted_20_Text">static int <text:span text:style-name="T1">xvip_graph_notify_bound</text:span>(struct v4l2_async_notifier *notifier,</text:p>
      <text:p text:style-name="Preformatted_20_Text"><text:s text:c="35"/>struct v4l2_subdev *subdev,</text:p>
      <text:p text:style-name="Preformatted_20_Text"><text:s text:c="35"/>struct v4l2_async_subdev *asd)</text:p>
      <text:p text:style-name="Preformatted_20_Text">{</text:p>
      <text:p text:style-name="Preformatted_20_Text"><text:s text:c="8"/>struct xvip_composite_device *xdev =</text:p>
      <text:p text:style-name="Preformatted_20_Text"><text:s text:c="16"/>container_of(notifier, struct xvip_composite_device, notifier);</text:p>
      <text:p text:style-name="Preformatted_20_Text"><text:s text:c="8"/>struct xvip_graph_entity *entity;</text:p>
      <text:p text:style-name="Preformatted_20_Text"/>
      <text:p text:style-name="Preformatted_20_Text"><text:s text:c="8"/>/* Locate the entity corresponding to the bound subdev and store the</text:p>
      <text:p text:style-name="Preformatted_20_Text"><text:s text:c="9"/>* subdev pointer.</text:p>
      <text:p text:style-name="Preformatted_20_Text"><text:s text:c="9"/>*/</text:p>
      <text:p text:style-name="Preformatted_20_Text"><text:s text:c="8"/>list_for_each_entry(entity, &amp;xdev-&gt;entities, list) {</text:p>
      <text:p text:style-name="Preformatted_20_Text"><text:s text:c="16"/>if (of_fwnode_handle(entity-&gt;node) != subdev-&gt;fwnode)</text:p>
      <text:p text:style-name="Preformatted_20_Text"><text:s text:c="24"/>continue;</text:p>
      <text:p text:style-name="Preformatted_20_Text"/>
      <text:p text:style-name="Preformatted_20_Text"><text:s text:c="16"/>if (entity-&gt;subdev) {</text:p>
      <text:p text:style-name="Preformatted_20_Text"><text:s text:c="24"/>dev_err(xdev-&gt;dev, "duplicate subdev for node %pOF\n",</text:p>
      <text:p text:style-name="Preformatted_20_Text"><text:s text:c="32"/>entity-&gt;node);</text:p>
      <text:p text:style-name="Preformatted_20_Text"><text:s text:c="24"/>return -EINVAL;</text:p>
      <text:p text:style-name="Preformatted_20_Text"><text:s text:c="16"/>}</text:p>
      <text:p text:style-name="Preformatted_20_Text"/>
      <text:p text:style-name="Preformatted_20_Text"><text:s text:c="16"/>dev_dbg(xdev-&gt;dev, "subdev %s bound\n", subdev-&gt;name);</text:p>
      <text:p text:style-name="Preformatted_20_Text"><text:s text:c="16"/>entity-&gt;entity = &amp;subdev-&gt;entity;</text:p>
      <text:p text:style-name="Preformatted_20_Text"><text:s text:c="16"/>entity-&gt;subdev = subdev;</text:p>
      <text:p text:style-name="Preformatted_20_Text"><text:s text:c="16"/>return 0;</text:p>
      <text:p text:style-name="Preformatted_20_Text"><text:s text:c="8"/>}</text:p>
      <text:p text:style-name="Preformatted_20_Text"/>
      <text:p text:style-name="Preformatted_20_Text"><text:s text:c="8"/>dev_err(xdev-&gt;dev, "no entity for subdev %s\n", subdev-&gt;name);</text:p>
      <text:p text:style-name="Preformatted_20_Text"><text:s text:c="8"/>return -EINVAL;</text:p>
      <text:p text:style-name="Preformatted_20_Text">}</text:p>
      <text:p text:style-name="Preformatted_20_Text"/>
      <text:p text:style-name="Preformatted_20_Text">static const <text:span text:style-name="T1">struct v4l2_async_notifier_operations xvip_graph_notify_op</text:span>s = {</text:p>
      <text:p text:style-name="Preformatted_20_Text"><text:s text:c="8"/>.bound = xvip_graph_notify_bound,</text:p>
      <text:p text:style-name="Preformatted_20_Text"><text:s text:c="8"/>.complete = xvip_graph_notify_complete,</text:p>
      <text:p text:style-name="P5">};</text:p>
      <text:p text:style-name="P2"/>
      <text:p text:style-name="P2"><text:soft-page-break/></text:p>
      <text:p text:style-name="P10"><text:tab/> <text:s/><text:span text:style-name="T4">xdev-&gt;notifier.subdevs = subdevs;</text:span></text:p>
      <text:p text:style-name="Preformatted_20_Text"><text:s text:c="8"/>xdev-&gt;notifier.num_subdevs = num_subdevs;</text:p>
      <text:p text:style-name="Preformatted_20_Text"><text:s text:c="8"/>xdev-&gt;notifier.ops = &amp;xvip_graph_notify_ops;</text:p>
      <text:p text:style-name="Preformatted_20_Text"/>
      <text:p text:style-name="Preformatted_20_Text"><text:s text:c="8"/>ret = <text:span text:style-name="T1">v4l2_async_notifier_register</text:span>(&amp;xdev-&gt;v4l2_dev, &amp;xdev-&gt;notifier);</text:p>
      <text:p text:style-name="Preformatted_20_Text"><text:s text:c="8"/>if (ret &lt; 0) {</text:p>
      <text:p text:style-name="Preformatted_20_Text"><text:s text:c="16"/>dev_err(xdev-&gt;dev, "notifier registration failed\n");</text:p>
      <text:p text:style-name="Preformatted_20_Text"><text:s text:c="16"/>goto done;</text:p>
      <text:p text:style-name="P5"><text:s text:c="8"/>}</text:p>
      <text:p text:style-name="P2"/>
      <text:h text:style-name="P32" text:outline-level="2"><text:bookmark-start text:name="__RefHeading__4214_513827459"/>step <text:span text:style-name="T11">7</text:span>: <text:span text:style-name="T2">v4l2_file_operations : <text:s/>v4l2_ioctl_ops</text:span><text:bookmark-end text:name="__RefHeading__4214_513827459"/></text:h>
      <text:p text:style-name="P2"/>
      <text:p text:style-name="P9">static const struct v4l2_file_operations xvip_dma_fops = {</text:p>
      <text:p text:style-name="Preformatted_20_Text"><text:s text:c="8"/>.owner <text:s text:c="9"/>= THIS_MODULE,</text:p>
      <text:p text:style-name="Preformatted_20_Text"><text:s text:c="8"/>.unlocked_ioctl = video_ioctl2,</text:p>
      <text:p text:style-name="Preformatted_20_Text"><text:s text:c="8"/>.open <text:s text:c="10"/>= v4l2_fh_open,</text:p>
      <text:p text:style-name="Preformatted_20_Text"><text:s text:c="8"/>.release <text:s text:c="7"/>= vb2_fop_release,</text:p>
      <text:p text:style-name="Preformatted_20_Text"><text:s text:c="8"/>.poll <text:s text:c="10"/>= vb2_fop_poll,</text:p>
      <text:p text:style-name="Preformatted_20_Text"><text:s text:c="8"/>.mmap <text:s text:c="10"/>= vb2_fop_mmap,</text:p>
      <text:p text:style-name="P5">};</text:p>
      <text:p text:style-name="P1">drivers/media/v4l2-core/videobuf2-v4l2.c</text:p>
      <text:p text:style-name="P1"/>
      <text:p text:style-name="P1"/>
      <text:p text:style-name="P9">static const struct v4l2_ioctl_ops xvip_dma_ioctl_ops = {</text:p>
      <text:p text:style-name="Preformatted_20_Text"><text:s text:c="8"/>.vidioc_querycap <text:s text:c="15"/>= xvip_dma_querycap,</text:p>
      <text:p text:style-name="Preformatted_20_Text"><text:s text:c="8"/>.vidioc_enum_fmt_vid_cap <text:s text:c="7"/>= xvip_dma_enum_format,</text:p>
      <text:p text:style-name="Preformatted_20_Text"><text:s text:c="8"/>.vidioc_g_fmt_vid_cap <text:s text:c="10"/>= xvip_dma_get_format,</text:p>
      <text:p text:style-name="Preformatted_20_Text"><text:s text:c="8"/>.vidioc_g_fmt_vid_cap_mplane <text:s text:c="3"/>= xvip_dma_get_format,</text:p>
      <text:p text:style-name="Preformatted_20_Text"><text:s text:c="8"/>.vidioc_s_fmt_vid_cap <text:s text:c="10"/>= xvip_dma_set_format,</text:p>
      <text:p text:style-name="Preformatted_20_Text"><text:s text:c="8"/>.vidioc_s_fmt_vid_cap_mplane <text:s text:c="3"/>= xvip_dma_set_format,</text:p>
      <text:p text:style-name="Preformatted_20_Text"><text:s text:c="8"/>.vidioc_try_fmt_vid_cap <text:s text:c="8"/>= xvip_dma_try_format,</text:p>
      <text:p text:style-name="Preformatted_20_Text"><text:s text:c="8"/>.vidioc_try_fmt_vid_cap_mplane <text:s/>= xvip_dma_try_format,</text:p>
      <text:p text:style-name="Preformatted_20_Text"><text:s text:c="8"/>.vidioc_s_selection <text:s text:c="12"/>= xvip_dma_s_selection,</text:p>
      <text:p text:style-name="Preformatted_20_Text"><text:s text:c="8"/>.vidioc_g_selection <text:s text:c="12"/>= xvip_dma_g_selection,</text:p>
      <text:p text:style-name="Preformatted_20_Text"><text:s text:c="8"/>.vidioc_reqbufs <text:s text:c="16"/>= vb2_ioctl_reqbufs,</text:p>
      <text:p text:style-name="Preformatted_20_Text"><text:s text:c="8"/>.vidioc_querybuf <text:s text:c="15"/>= vb2_ioctl_querybuf,</text:p>
      <text:p text:style-name="Preformatted_20_Text"><text:s text:c="8"/>.vidioc_qbuf <text:s text:c="19"/>= vb2_ioctl_qbuf,</text:p>
      <text:p text:style-name="Preformatted_20_Text"><text:s text:c="8"/>.vidioc_dqbuf <text:s text:c="18"/>= vb2_ioctl_dqbuf,</text:p>
      <text:p text:style-name="Preformatted_20_Text"><text:s text:c="8"/>.vidioc_create_bufs <text:s text:c="12"/>= vb2_ioctl_create_bufs,</text:p>
      <text:p text:style-name="Preformatted_20_Text"><text:s text:c="8"/>.vidioc_expbuf <text:s text:c="17"/>= vb2_ioctl_expbuf,</text:p>
      <text:p text:style-name="Preformatted_20_Text"><text:s text:c="8"/>.vidioc_streamon <text:s text:c="15"/>= vb2_ioctl_streamon,</text:p>
      <text:p text:style-name="Preformatted_20_Text"><text:s text:c="8"/>.vidioc_streamoff <text:s text:c="14"/>= vb2_ioctl_streamoff,</text:p>
      <text:p text:style-name="Preformatted_20_Text"><text:s text:c="8"/>.vidioc_enum_input <text:s text:c="13"/>= &amp;xvip_dma_enum_input,</text:p>
      <text:p text:style-name="Preformatted_20_Text"><text:s text:c="8"/>.vidioc_g_input <text:s text:c="16"/>= &amp;xvip_dma_get_input,</text:p>
      <text:p text:style-name="Preformatted_20_Text"><text:s text:c="8"/>.vidioc_s_input <text:s text:c="16"/>= &amp;xvip_dma_set_input,</text:p>
      <text:p text:style-name="P5">};</text:p>
      <text:p text:style-name="P1"/>
      <text:p text:style-name="P1"/>
      <text:h text:style-name="P34" text:outline-level="2"><text:bookmark-start text:name="__RefHeading__634_1832054034"/><text:soft-page-break/>step <text:span text:style-name="T13">8</text:span>: <text:span text:style-name="T14">v4l2_queue</text:span><text:bookmark-end text:name="__RefHeading__634_1832054034"/></text:h>
      <text:p text:style-name="P30"/>
      <text:p text:style-name="P27"><text:span text:style-name="T2"><text:s text:c="8"/></text:span><text:span text:style-name="T5">dma-&gt;queue.type = type;</text:span></text:p>
      <text:p text:style-name="P16"><text:span text:style-name="T12"><text:s text:c="8"/>dma-&gt;queue.io_modes = VB2_MMAP | VB2_USERPTR | VB2_DMABUF;</text:span></text:p>
      <text:p text:style-name="P16"><text:span text:style-name="T12"><text:s text:c="8"/>dma-&gt;queue.lock = &amp;dma-&gt;lock;</text:span></text:p>
      <text:p text:style-name="P16"><text:span text:style-name="T12"><text:s text:c="8"/>dma-&gt;queue.drv_priv = dma;</text:span></text:p>
      <text:p text:style-name="P16"><text:span text:style-name="T12"><text:s text:c="8"/>dma-&gt;queue.buf_struct_size = sizeof(struct xvip_dma_buffer);</text:span></text:p>
      <text:p text:style-name="P16"><text:span text:style-name="T12"><text:s text:c="8"/>dma-&gt;queue.ops = &amp;xvip_dma_queue_qops;</text:span></text:p>
      <text:p text:style-name="P16"><text:span text:style-name="T12"><text:s text:c="8"/>dma-&gt;queue.mem_ops = &amp;</text:span><text:span text:style-name="T2">vb2_dma_contig_memops</text:span><text:span text:style-name="T12">;</text:span></text:p>
      <text:p text:style-name="P16"><text:span text:style-name="T12"><text:s text:c="8"/>dma-&gt;queue.timestamp_flags = V4L2_BUF_FLAG_TIMESTAMP_MONOTONIC</text:span></text:p>
      <text:p text:style-name="P16"><text:span text:style-name="T12"><text:s text:c="35"/>| V4L2_BUF_FLAG_TSTAMP_SRC_EOF;</text:span></text:p>
      <text:p text:style-name="P16"><text:span text:style-name="T12"><text:s text:c="8"/>dma-&gt;queue.dev = dma-&gt;xdev-&gt;dev;</text:span></text:p>
      <text:p text:style-name="P16"><text:span text:style-name="T12"><text:s text:c="8"/>ret = </text:span><text:span text:style-name="T2">vb2_queue_init</text:span><text:span text:style-name="T12">(&amp;dma-&gt;queue);</text:span></text:p>
      <text:p text:style-name="P16"><text:span text:style-name="T12"><text:s text:c="8"/>if (ret &lt; 0) {</text:span></text:p>
      <text:p text:style-name="P16"><text:span text:style-name="T12"><text:s text:c="16"/>dev_err(dma-&gt;xdev-&gt;dev, "failed to initialize VB2 queue\n");</text:span></text:p>
      <text:p text:style-name="P16"><text:span text:style-name="T12"><text:s text:c="16"/>goto error;</text:span></text:p>
      <text:p text:style-name="P16"><text:span text:style-name="T12"><text:s text:c="8"/>}</text:span></text:p>
      <text:p text:style-name="P3"/>
      <text:p text:style-name="P17"><text:span text:style-name="T1">static const struct vb2_ops xvip_dma_queue_qops</text:span> = {</text:p>
      <text:p text:style-name="P17"><text:s text:c="8"/>.queue_setup = xvip_dma_queue_setup,</text:p>
      <text:p text:style-name="P17"><text:s text:c="8"/>.buf_prepare = xvip_dma_buffer_prepare,</text:p>
      <text:p text:style-name="P17"><text:s text:c="8"/>.buf_queue = xvip_dma_buffer_queue,</text:p>
      <text:p text:style-name="P17"><text:s text:c="8"/>.wait_prepare = vb2_ops_wait_prepare,</text:p>
      <text:p text:style-name="P17"><text:s text:c="8"/>.wait_finish = vb2_ops_wait_finish,</text:p>
      <text:p text:style-name="P17"><text:s text:c="8"/>.start_streaming = xvip_dma_start_streaming,</text:p>
      <text:p text:style-name="P17"><text:s text:c="8"/>.stop_streaming = xvip_dma_stop_streaming,</text:p>
      <text:p text:style-name="P17">};</text:p>
      <text:p text:style-name="P17"/>
      <text:p text:style-name="P17"/>
      <text:h text:style-name="Heading_20_1" text:outline-level="1"><text:bookmark-start text:name="__RefHeading__636_1832054034"/>SUB DEV : SDI RX SYSTEM<text:bookmark-end text:name="__RefHeading__636_1832054034"/></text:h>
      <text:p text:style-name="P18"/>
      <text:h text:style-name="Heading_20_2" text:outline-level="2"><text:bookmark-start text:name="__RefHeading__639_1832054034"/>Step 1: <text:s/><text:span text:style-name="T16">struct platform_driver xsdirxss_driver</text:span><text:bookmark-end text:name="__RefHeading__639_1832054034"/></text:h>
      <text:p text:style-name="Text_20_body"/>
      <text:p text:style-name="P18">static const struct of_device_id xsdirxss_of_id_table[] = {</text:p>
      <text:p text:style-name="P18"><text:s text:c="8"/>{ .compatible = "xlnx,v-smpte-uhdsdi-rx-ss" },</text:p>
      <text:p text:style-name="P18"><text:s text:c="8"/>{ }</text:p>
      <text:p text:style-name="P18">};</text:p>
      <text:p text:style-name="P18">MODULE_DEVICE_TABLE(of, xsdirxss_of_id_table);</text:p>
      <text:p text:style-name="P18"></text:p>
      <text:p text:style-name="P18">static struct platform_driver xsdirxss_driver = {</text:p>
      <text:p text:style-name="P18"><text:s text:c="8"/>.driver = {</text:p>
      <text:p text:style-name="P18"><text:s text:c="16"/>.name <text:s text:c="10"/>= "xilinx-sdirxss",</text:p>
      <text:p text:style-name="P18"><text:soft-page-break/><text:s text:c="16"/>.of_match_table = xsdirxss_of_id_table,</text:p>
      <text:p text:style-name="P18"><text:s text:c="8"/>},</text:p>
      <text:p text:style-name="P18"><text:s text:c="8"/>.probe <text:s text:c="17"/>= xsdirxss_probe,</text:p>
      <text:p text:style-name="P18"><text:s text:c="8"/>.remove <text:s text:c="16"/>= xsdirxss_remove,</text:p>
      <text:p text:style-name="P18">};</text:p>
      <text:p text:style-name="P18"></text:p>
      <text:p text:style-name="P18">module_platform_driver(xsdirxss_driver);</text:p>
      <text:p text:style-name="P18"/>
      <text:h text:style-name="Heading_20_2" text:outline-level="2"><text:bookmark-start text:name="__RefHeading__645_1832054034"/>Step <text:span text:style-name="T17">2</text:span>: <text:span text:style-name="T17">xsdirxss_probe</text:span><text:bookmark-end text:name="__RefHeading__645_1832054034"/></text:h>
      <text:p text:style-name="P18"/>
      <text:p text:style-name="P19"><text:span text:style-name="T1">static int xsdirxss_probe(struct platform_device *pdev){</text:span></text:p>
      <text:p text:style-name="P22"><text:s text:c="8"/>ret = <text:span text:style-name="T1">xsdirxss_parse_of</text:span>(xsdirxss);</text:p>
      <text:p text:style-name="P22"><text:s text:c="8"/>if (ret &lt; 0)</text:p>
      <text:p text:style-name="P22"><text:s text:c="16"/>goto clk_err;</text:p>
      <text:p text:style-name="P22"></text:p>
      <text:p text:style-name="P22"><text:s text:c="8"/>res = platform_get_resource(pdev, IORESOURCE_MEM, 0);</text:p>
      <text:p text:style-name="P22"><text:s text:c="8"/>xsdirxss-&gt;core.iomem = devm_ioremap_resource(xsdirxss-&gt;core.dev, res);</text:p>
      <text:p text:style-name="P22"/>
      <text:p text:style-name="P23"><text:s text:c="7"/>/* Initialize V4L2 subdevice and media entity */</text:p>
      <text:p text:style-name="P23"><text:s text:c="8"/>xsdirxss-&gt;pad.flags = <text:span text:style-name="T1">MEDIA_PAD_FL_SOURCE</text:span>;</text:p>
      <text:p text:style-name="P23"></text:p>
      <text:p text:style-name="P23"><text:s text:c="8"/>/* Initialize the default format */</text:p>
      <text:p text:style-name="P23"><text:s text:c="8"/>xsdirxss-&gt;default_format.code = xsdirxss-&gt;vip_format-&gt;code;</text:p>
      <text:p text:style-name="P23"><text:s text:c="8"/>xsdirxss-&gt;default_format.field = V4L2_FIELD_NONE;</text:p>
      <text:p text:style-name="P23"><text:s text:c="8"/>xsdirxss-&gt;default_format.colorspace = V4L2_COLORSPACE_DEFAULT;</text:p>
      <text:p text:style-name="P23"><text:s text:c="8"/>xsdirxss-&gt;default_format.width = XSDIRX_DEFAULT_WIDTH;</text:p>
      <text:p text:style-name="P23"><text:s text:c="8"/>xsdirxss-&gt;default_format.height = XSDIRX_DEFAULT_HEIGHT;</text:p>
      <text:p text:style-name="P23"></text:p>
      <text:p text:style-name="P23"><text:s text:c="8"/>xsdirxss-&gt;format = xsdirxss-&gt;default_format;</text:p>
      <text:p text:style-name="P23"></text:p>
      <text:p text:style-name="P23"><text:s text:c="8"/>/* Initialize V4L2 subdevice and media entity */</text:p>
      <text:p text:style-name="P23"><text:s text:c="8"/>subdev = &amp;xsdirxss-&gt;subdev;</text:p>
      <text:p text:style-name="P23"><text:s text:c="8"/>v4l2_subdev_init(subdev, &amp;<text:span text:style-name="T1">xsdirxss_ops</text:span>);</text:p>
      <text:p text:style-name="P23"></text:p>
      <text:p text:style-name="P23"><text:s text:c="8"/>subdev-&gt;dev = &amp;pdev-&gt;dev;</text:p>
      <text:p text:style-name="P23"><text:s text:c="8"/>subdev-&gt;internal_ops = &amp;<text:span text:style-name="T1">xsdirxss_internal_ops;</text:span></text:p>
      <text:p text:style-name="P23"><text:s text:c="8"/>strscpy(subdev-&gt;name, dev_name(&amp;pdev-&gt;dev), sizeof(subdev-&gt;name));</text:p>
      <text:p text:style-name="P23"></text:p>
      <text:p text:style-name="P23"><text:tab/>subdev-&gt;flags |= <text:span text:style-name="T1">V4L2_SUBDEV_FL_HAS_EVENTS | <text:tab/><text:tab/><text:tab/><text:tab/><text:tab/><text:tab/><text:tab/>V4L2_SUBDEV_FL_HAS_DEVNODE;</text:span></text:p>
      <text:p text:style-name="P23"/>
      <text:p text:style-name="P24"><text:span text:style-name="T1"><text:s text:c="2"/></text:span><text:s text:c="6"/>subdev-&gt;entity.ops = &amp;xsdirxss_media_ops;</text:p>
      <text:p text:style-name="P24"></text:p>
      <text:p text:style-name="P24"><text:s text:c="8"/>v4l2_set_subdevdata(subdev, xsdirxss);</text:p>
      <text:p text:style-name="P24"></text:p>
      <text:p text:style-name="P24"><text:s text:c="8"/>ret = media_entity_pads_init(&amp;subdev-&gt;entity, 1, &amp;xsdirxss-&gt;pad);</text:p>
      <text:p text:style-name="P24"/>
      <text:p text:style-name="P24"><text:soft-page-break/></text:p>
      <text:p text:style-name="P25"><text:s text:c="9"/>subdev-&gt;ctrl_handler = &amp;xsdirxss-&gt;ctrl_handler;</text:p>
      <text:p text:style-name="P25"></text:p>
      <text:p text:style-name="P25"><text:s text:c="8"/>ret =<text:span text:style-name="T1"> v4l2_ctrl_handler_setup</text:span>(&amp;xsdirxss-&gt;ctrl_handler);</text:p>
      <text:p text:style-name="P25"><text:s text:c="8"/>ret = <text:span text:style-name="T1">v4l2_async_register_subdev</text:span>(subdev);</text:p>
      <text:p text:style-name="P19"/>
      <text:p text:style-name="P20"><text:span text:style-name="T1">}</text:span></text:p>
      <text:p text:style-name="P20"/>
      <text:p text:style-name="P29"><text:span text:style-name="T18">static int xsdirxss_parse_of(struct xsdirxss_state *xsdirxss) {</text:span></text:p>
      <text:p text:style-name="P21"/>
      <text:p text:style-name="P21"/>
      <text:p text:style-name="P21"><text:span text:style-name="T18">for_each_child_of_node(ports, port) {</text:span></text:p>
      <text:p text:style-name="P21"><text:span text:style-name="T18"><text:s text:c="16"/>const struct xvip_video_format *format;</text:span></text:p>
      <text:p text:style-name="P21"><text:span text:style-name="T18"><text:s text:c="16"/>struct device_node *endpoint;</text:span></text:p>
      <text:p text:style-name="P21"><text:span text:style-name="T18"></text:span></text:p>
      <text:p text:style-name="P21"><text:span text:style-name="T18"><text:s text:c="16"/>if (!port-&gt;name || of_node_cmp(port-&gt;name, "port"))</text:span></text:p>
      <text:p text:style-name="P21"><text:span text:style-name="T18"><text:s text:c="24"/>continue;</text:span></text:p>
      <text:p text:style-name="P21"><text:span text:style-name="T18"></text:span></text:p>
      <text:p text:style-name="P21"><text:span text:style-name="T18"><text:s text:c="16"/>format = xvip_of_get_format(port);</text:span></text:p>
      <text:p text:style-name="P21"><text:span text:style-name="T18"><text:s text:c="16"/>if (IS_ERR(format)) {</text:span></text:p>
      <text:p text:style-name="P21"><text:span text:style-name="T18"><text:s text:c="24"/>dev_err(core-&gt;dev, "invalid format in DT");</text:span></text:p>
      <text:p text:style-name="P21"><text:span text:style-name="T18"><text:s text:c="24"/>return PTR_ERR(format);</text:span></text:p>
      <text:p text:style-name="P21"><text:span text:style-name="T18"><text:s text:c="16"/>}</text:span></text:p>
      <text:p text:style-name="P21"><text:span text:style-name="T18"></text:span></text:p>
      <text:p text:style-name="P21"><text:span text:style-name="T18"><text:s text:c="16"/>dev_dbg(core-&gt;dev, "vf_code = %d bpc = %d bpp = %d\n",</text:span></text:p>
      <text:p text:style-name="P21"><text:span text:style-name="T18"><text:s text:c="24"/>format-&gt;vf_code, format-&gt;width, format-&gt;bpp);</text:span></text:p>
      <text:p text:style-name="P21"><text:span text:style-name="T18"></text:span></text:p>
      <text:p text:style-name="P21"><text:span text:style-name="T18"><text:s text:c="16"/>if (format-&gt;vf_code != XVIP_VF_YUV_422 &amp;&amp;</text:span></text:p>
      <text:p text:style-name="P21"><text:span text:style-name="T18"><text:s text:c="20"/>format-&gt;vf_code != XVIP_VF_YUV_420 &amp;&amp; format-&gt;width != 10) {</text:span></text:p>
      <text:p text:style-name="P21"><text:span text:style-name="T18"><text:s text:c="24"/>dev_err(core-&gt;dev,</text:span></text:p>
      <text:p text:style-name="P21"><text:span text:style-name="T18"><text:s text:c="32"/>"Incorrect UG934 video format set.\n");</text:span></text:p>
      <text:p text:style-name="P21"><text:span text:style-name="T18"><text:s text:c="24"/>return -EINVAL;</text:span></text:p>
      <text:p text:style-name="P21"><text:span text:style-name="T18"><text:s text:c="16"/>}</text:span></text:p>
      <text:p text:style-name="P21"><text:span text:style-name="T18"><text:s text:c="16"/>xsdirxss-&gt;vip_format = format;</text:span></text:p>
      <text:p text:style-name="P21"><text:span text:style-name="T18"></text:span></text:p>
      <text:p text:style-name="P21"><text:span text:style-name="T18"><text:s text:c="16"/>endpoint = of_get_next_child(port, NULL);</text:span></text:p>
      <text:p text:style-name="P21"><text:span text:style-name="T18"><text:s text:c="16"/>if (!endpoint) {</text:span></text:p>
      <text:p text:style-name="P21"><text:span text:style-name="T18"><text:s text:c="24"/>dev_err(core-&gt;dev, "No port at\n");</text:span></text:p>
      <text:p text:style-name="P21"><text:span text:style-name="T18"><text:s text:c="24"/>return -EINVAL;</text:span></text:p>
      <text:p text:style-name="P21"><text:span text:style-name="T18"><text:s text:c="16"/>}</text:span></text:p>
      <text:p text:style-name="P21"><text:span text:style-name="T18"></text:span></text:p>
      <text:p text:style-name="P21"><text:span text:style-name="T18"><text:s text:c="16"/>/* Count the number of ports. */</text:span></text:p>
      <text:p text:style-name="P21"><text:span text:style-name="T18"><text:s text:c="16"/>nports++;</text:span></text:p>
      <text:p text:style-name="P21"><text:span text:style-name="T18"><text:s text:c="8"/>}</text:span></text:p>
      <text:p text:style-name="P21"><text:span text:style-name="T18"></text:span></text:p>
      <text:p text:style-name="P21"><text:span text:style-name="T18"><text:s text:c="8"/>if (nports != 1) {</text:span></text:p>
      <text:p text:style-name="P21"><text:span text:style-name="T18"><text:s text:c="16"/>dev_err(core-&gt;dev, "invalid number of ports %u\n", nports);</text:span></text:p>
      <text:p text:style-name="P26">}</text:p>
      <text:p text:style-name="P26"><text:soft-page-break/><text:tab/>/* Register interrupt handler */</text:p>
      <text:p text:style-name="P26"><text:s text:c="8"/>core-&gt;irq = <text:span text:style-name="T1">irq_of_parse_and_map</text:span>(node, 0);</text:p>
      <text:p text:style-name="P26"></text:p>
      <text:p text:style-name="P26"><text:s text:c="8"/>ret = devm_request_irq(core-&gt;dev, core-&gt;irq, <text:span text:style-name="T1">xsdirxss_irq_handler</text:span>,</text:p>
      <text:p text:style-name="P26"><text:s text:c="31"/>IRQF_SHARED, "xilinx-sdirxss", xsdirxss);</text:p>
      <text:p text:style-name="P26"/>
      <text:p text:style-name="P26"/>
      <text:h text:style-name="Heading_20_2" text:outline-level="2"><text:bookmark-start text:name="__RefHeading__647_1832054034"/>Step <text:span text:style-name="T19">3</text:span>: <text:s/><text:span text:style-name="T17">struct v4l2_subdev_ops xsdirxss_ops</text:span><text:bookmark-end text:name="__RefHeading__647_1832054034"/></text:h>
      <text:p text:style-name="P31"/>
      <text:p text:style-name="Standard"><text:span text:style-name="T9">static const struct v4l2_subdev_core_ops xsdirxss_core_ops = {</text:span></text:p>
      <text:p text:style-name="Standard"><text:span text:style-name="T9"><text:s text:c="8"/>.log_status = xsdirxss_log_status,</text:span></text:p>
      <text:p text:style-name="Standard"><text:span text:style-name="T9"><text:s text:c="8"/>.subscribe_event = xsdirxss_subscribe_event,</text:span></text:p>
      <text:p text:style-name="Standard"><text:span text:style-name="T9"><text:s text:c="8"/>.unsubscribe_event = xsdirxss_unsubscribe_event</text:span></text:p>
      <text:p text:style-name="Standard"><text:span text:style-name="T9">};</text:span></text:p>
      <text:p text:style-name="Standard"><text:span text:style-name="T9"></text:span></text:p>
      <text:p text:style-name="Standard"><text:span text:style-name="T9">static const struct v4l2_subdev_video_ops xsdirxss_video_ops = {</text:span></text:p>
      <text:p text:style-name="Standard"><text:span text:style-name="T9"><text:s text:c="8"/>.g_frame_interval = xsdirxss_g_frame_interval,</text:span></text:p>
      <text:p text:style-name="Standard"><text:span text:style-name="T9"><text:s text:c="8"/>.s_stream = xsdirxss_s_stream,</text:span></text:p>
      <text:p text:style-name="Standard"><text:span text:style-name="T9"><text:s text:c="8"/>.g_input_status = xsdirxss_g_input_status,</text:span></text:p>
      <text:p text:style-name="Standard"><text:span text:style-name="T9"><text:s text:c="8"/>.query_dv_timings = xsdirxss_query_dv_timings,</text:span></text:p>
      <text:p text:style-name="Standard"><text:span text:style-name="T9">};</text:span></text:p>
      <text:p text:style-name="Standard"><text:span text:style-name="T9"></text:span></text:p>
      <text:p text:style-name="Standard"><text:span text:style-name="T9">static const struct v4l2_subdev_pad_ops xsdirxss_pad_ops = {</text:span></text:p>
      <text:p text:style-name="Standard"><text:span text:style-name="T9"><text:s text:c="8"/>.get_fmt = xsdirxss_get_format,</text:span></text:p>
      <text:p text:style-name="Standard"><text:span text:style-name="T9"><text:s text:c="8"/>.set_fmt = xsdirxss_set_format,</text:span></text:p>
      <text:p text:style-name="Standard"><text:span text:style-name="T9"><text:s text:c="8"/>.enum_mbus_code = xsdirxss_enum_mbus_code,</text:span></text:p>
      <text:p text:style-name="Standard"><text:span text:style-name="T9"><text:s text:c="8"/>.enum_dv_timings = xsdirxss_enum_dv_timings,</text:span></text:p>
      <text:p text:style-name="Standard"><text:span text:style-name="T9">};</text:span></text:p>
      <text:p text:style-name="Standard"><text:span text:style-name="T9"></text:span></text:p>
      <text:p text:style-name="Standard"><text:span text:style-name="T9">static const struct v4l2_subdev_ops xsdirxss_ops = {</text:span></text:p>
      <text:p text:style-name="Standard"><text:span text:style-name="T9"><text:s text:c="8"/>.core = &amp;xsdirxss_core_ops,</text:span></text:p>
      <text:p text:style-name="Standard"><text:span text:style-name="T9"><text:s text:c="8"/>.video = &amp;xsdirxss_video_ops,</text:span></text:p>
      <text:p text:style-name="Standard"><text:span text:style-name="T9"><text:s text:c="8"/>.pad = &amp;xsdirxss_pad_ops</text:span></text:p>
      <text:p text:style-name="Standard"><text:span text:style-name="T9">};</text:span></text:p>
      <text:p text:style-name="Standard"><text:span text:style-name="T9"></text:span></text:p>
      <text:p text:style-name="Standard"><text:span text:style-name="T9">static const struct v4l2_subdev_internal_ops xsdirxss_internal_ops = {</text:span></text:p>
      <text:p text:style-name="Standard"><text:span text:style-name="T9"><text:s text:c="8"/>.open = xsdirxss_open,</text:span></text:p>
      <text:p text:style-name="Standard"><text:span text:style-name="T9"><text:s text:c="8"/>.close = xsdirxss_close</text:span></text:p>
      <text:p text:style-name="Standard"><text:span text:style-name="T9">};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6:20:05.078959543</meta:creation-date>
    <meta:generator>LibreOffice/4.2.8.2$Linux_X86_64 LibreOffice_project/420m0$Build-2</meta:generator>
    <dc:date>2019-10-17T21:10:02.654418242</dc:date>
    <meta:editing-duration>PT6H10M9S</meta:editing-duration>
    <meta:editing-cycles>79</meta:editing-cycles>
    <meta:document-statistic meta:table-count="2" meta:image-count="0" meta:object-count="0" meta:page-count="10" meta:paragraph-count="377" meta:word-count="1150" meta:character-count="14632" meta:non-whitespace-character-count="10414"/>
  </office:meta>
</office:document-meta>
</file>